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text-properties fo:color="#000000"/>
    </style:style>
    <style:style style:name="P4" style:parent-style-name="Standard" style:family="paragraph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T12" style:parent-style-name="DefaultParagraphFont" style:family="text">
      <style:text-properties style:font-name="Courier New"/>
    </style:style>
    <style:style style:name="T13" style:parent-style-name="DefaultParagraphFont" style:family="text">
      <style:text-properties fo:color="#000000"/>
    </style:style>
    <style:style style:name="T14" style:parent-style-name="DefaultParagraphFont" style:family="text">
      <style:text-properties style:font-name="Courier New"/>
    </style:style>
  </office:automatic-styles>
  <office:body>
    <office:text text:use-soft-page-breaks="true">
      <text:p text:style-name="P1">EXP. No: 5<text:tab/>IMPLEMENTATION OF VARIOUS SCHEDULING MECHANISMS USING<text:s/><text:tab/><text:tab/><text:tab/><text:tab/><text:tab/>OPEN SOURCE CLOUD SIMULATOR</text:p>
      <text:p text:style-name="Standard"/>
      <text:p text:style-name="Standard"/>
      <text:p text:style-name="Standard">Aim :</text:p>
      <text:p text:style-name="Standard"><text:tab/>To install open source cloud simulator cloudsim and implement various scheduling mechanisms using cloudsim.</text:p>
      <text:p text:style-name="Standard"/>
      <text:p text:style-name="Standard">Steps to be done:</text:p>
      <text:p text:style-name="Standard"/>
      <text:p text:style-name="Standard">1.Installation of Cloudsim</text:p>
      <text:p text:style-name="Standard"/>
      <text:p text:style-name="Standard">Step 1: Download cloudsim 3.0.3 from the given link</text:p>
      <text:p text:style-name="Standard"/>
      <text:p text:style-name="Standard"><text:a xlink:href="https://github.com/Cloudslab/cloudsim/releases" office:target-frame-name="_top" xlink:show="replace">https://github.com/Cloudslab/cloudsim/releases</text:a></text:p>
      <text:p text:style-name="Standard"/>
      <text:p text:style-name="Standard">Step 2: JDK is essential for running cloudsim so download the latest version of jdk file from the given link</text:p>
      <text:p text:style-name="Standard"/>
      <text:p text:style-name="Standard"><text:a xlink:href="http://www.oracle.com/technetwork/java/javase/downloads/jdk8-downloads-2133151.html" office:target-frame-name="_top" xlink:show="replace">http://www.oracle.com/technetwork/java/javase/downloads/jdk8-downloads-2133151.html</text:a></text:p>
      <text:p text:style-name="Standard"/>
      <text:p text:style-name="Standard">Step 3: Open a<text:s/>terminal, and run the following command</text:p>
      <text:p text:style-name="Standard"><text:tab/></text:p>
      <text:p text:style-name="Standard"><text:tab/>sudo add-apt-repository ppa:webupd8team/java</text:p>
      <text:p text:style-name="Standard"/>
      <text:p text:style-name="Standard"><text:tab/><text:s/>sudo apt-get update &amp;&amp; sudo apt-get install oracle-java8-installer</text:p>
      <text:p text:style-name="Standard"/>
      <text:p text:style-name="Standard">Step 4: Set the JAVA_HOME to the environment , open up a terminal</text:p>
      <text:p text:style-name="Standard"/>
      <text:p text:style-name="Standard"><text:tab/>sudo gedit /etc/environment</text:p>
      <text:p text:style-name="Standard"/>
      <text:p text:style-name="Standard"><text:tab/>then set the path file where the java file is placed</text:p>
      <text:p text:style-name="Standard"/>
      <text:p text:style-name="Standard"><text:tab/>JAVA_HOME="/home/student/Downloads/jdk1.8.0_12"</text:p>
      <text:p text:style-name="Standard"/>
      <text:p text:style-name="Standard">Step 5: Unzip the cloudsim 3.0.3</text:p>
      <text:p text:style-name="Standard"><text:tab/></text:p>
      <text:p text:style-name="Standard"><text:tab/>unzip &lt;filename&gt;</text:p>
      <text:p text:style-name="Standard"/>
      <text:p text:style-name="Standard">Step 6: Set the CLASSPATH where the location of the class files present and will be used by cloudsim while executing an application</text:p>
      <text:p text:style-name="Standard"/>
      <text:p text:style-name="Standard"><text:tab/>sudo gedit /home/student/.bashrc</text:p>
      <text:p text:style-name="Standard"/>
      <text:p text:style-name="Standard">Step 7: Give the CLASSPATH</text:p>
      <text:p text:style-name="Standard"/>
      <text:p text:style-name="P2"><text:tab/>CLASSPATH=".:/home/student/Desktop/cloudsim-3.0.3/jars/*:<text:s/><text:tab/>home/student/Desktop/cloudsim-3.0.3/examples"<text:line-break/><text:tab/>export CLASSPATH</text:p>
      <text:p text:style-name="P3"/>
      <text:p text:style-name="P4"/>
      <text:p text:style-name="P5"/>
      <text:p text:style-name="P6"/>
      <text:p text:style-name="P7">Step 8: reload the<text:s/>.bashrc file to close the all opened terminals</text:p>
      <text:p text:style-name="P8"/>
      <text:p text:style-name="P9"><text:tab/>source ~/.bashrc</text:p>
      <text:p text:style-name="P10"/>
      <text:p text:style-name="P11">Step 9: Run a sample program to test the environment(compilation)</text:p>
      <text:p text:style-name="Standard"/>
      <text:p text:style-name="Standard"><text:span text:style-name="T12"><text:tab/></text:span>javac<text:s/><text:span text:style-name="T13">/home/student/Desktop</text:span>/cloudsim3.0.3/examples/</text:p>
      <text:p text:style-name="Standard"><text:tab/><text:tab/>org/cloudbus/cloudsim/examples/CloudSimExample1.java</text:p>
      <text:p text:style-name="Standard"/>
      <text:p text:style-name="Standard">Step 10:Then<text:s/>run the program by using the following command</text:p>
      <text:p text:style-name="Standard"/>
      <text:p text:style-name="Standard"><text:tab/>java org.cloudbus.cloudsim.examples.CloudSimExample1</text:p>
      <text:p text:style-name="Standard"/>
      <text:p text:style-name="Standard"><text:span text:style-name="T14"><text:tab/></text:span>to save the output of a program to a file, use the following command</text:p>
      <text:p text:style-name="Standard"/>
      <text:p text:style-name="Standard"><text:tab/>java<text:s/>org.cloudbus.cloudsim.examples.CloudSimExample1 &gt; output.txt (target file)</text:p>
      <text:p text:style-name="Standard"/>
      <text:p text:style-name="Standard"/>
      <text:p text:style-name="Standard">IMPLEMENTATION OF SCHEDULING MECHANISMS:</text:p>
      <text:p text:style-name="Standard"/>
      <text:p text:style-name="Standard">Implementation of various scheduling mechanisms such as roundrobin,SJF,FCFS,priority <text:s/>scheduling</text:p>
      <text:p text:style-name="Standard"/>
      <text:p text:style-name="Standard">program for SJF:</text:p>
      <text:p text:style-name="Standard"/>
      <text:p text:style-name="Standard">package org.cloudbus.cloudsim.examples;</text:p>
      <text:p text:style-name="Standard">import java.io. * ;</text:p>
      <text:p text:style-name="Standard">import java.text.DecimalFormat;</text:p>
      <text:p text:style-name="Standard">import java.util.ArrayList;</text:p>
      <text:p text:style-name="Standard">import java.util.Calendar;</text:p>
      <text:p text:style-name="Standard">import java.util.LinkedList;</text:p>
      <text:p text:style-name="Standard">import java.util.List;</text:p>
      <text:p text:style-name="Standard"/>
      <text:p text:style-name="Standard">import org.cloudbus.cloudsim.Cloudlet;</text:p>
      <text:p text:style-name="Standard">import<text:s/>org.cloudbus.cloudsim.CloudletSchedulerTimeShared;</text:p>
      <text:p text:style-name="Standard">import org.cloudbus.cloudsim.Datacenter;</text:p>
      <text:p text:style-name="Standard">import org.cloudbus.cloudsim.DatacenterBroker;</text:p>
      <text:p text:style-name="Standard">import org.cloudbus.cloudsim.DatacenterCharacteristics;</text:p>
      <text:p text:style-name="Standard">import org.cloudbus.cloudsim.Host;</text:p>
      <text:p text:style-name="Standard">import org.cloudbus.cloudsim.Log;</text:p>
      <text:p text:style-name="Standard">import org.cloudbus.cloudsim.Pe;</text:p>
      <text:p text:style-name="Standard">import org.cloudbus.cloudsim.Storage;</text:p>
      <text:p text:style-name="Standard">import org.cloudbus.cloudsim.UtilizationModel;</text:p>
      <text:p text:style-name="Standard">import org.cloudbus.cloudsim.UtilizationModelFull;</text:p>
      <text:p text:style-name="Standard">import org.cloudbus.cloudsim.Vm;</text:p>
      <text:p text:style-name="Standard">import org.cloudbus.cloudsim.VmAllocationPolicySimple;</text:p>
      <text:p text:style-name="Standard">import org.cloudbus.cloudsim.VmSchedulerTimeShared;</text:p>
      <text:p text:style-name="Standard">import org.cloudbus.cloudsim.core.CloudSim;</text:p>
      <text:p text:style-name="Standard">import org.cloudbus.cloudsim.provisioners.BwProvisionerSimple;</text:p>
      <text:p text:style-name="Standard">import org.cloudbus.cloudsim.provisioners.PeProvisionerSimple;</text:p>
      <text:p text:style-name="Standard">import org.cloudbus.cloudsim.provisioners.RamProvisionerSimple;</text:p>
      <text:soft-page-break/>
      <text:p text:style-name="Standard">import java.util.*;</text:p>
      <text:p text:style-name="Standard">class SJF</text:p>
      <text:p text:style-name="Standard">{</text:p>
      <text:p text:style-name="Standard">public static void main(String args[])</text:p>
      <text:p text:style-name="Standard">{ <text:s/></text:p>
      <text:p text:style-name="Standard">Scanner sc=new Scanner(System.in);</text:p>
      <text:p text:style-name="Standard">int n,BT[],WT[],TAT[];</text:p>
      <text:p text:style-name="Standard">System.out.println("Enter no of process");</text:p>
      <text:p text:style-name="Standard">n=sc.nextInt();</text:p>
      <text:p text:style-name="Standard">BT=new int[n+1];</text:p>
      <text:p text:style-name="Standard">WT=new int[n+1];</text:p>
      <text:p text:style-name="Standard">TAT=new int[n+1];</text:p>
      <text:p text:style-name="Standard">float AWT=0;</text:p>
      <text:p text:style-name="Standard">System.out.println("Enter Burst time for each process");</text:p>
      <text:p text:style-name="Standard">for(int i=0;i&lt;n;i++)</text:p>
      <text:p text:style-name="Standard">{</text:p>
      <text:p text:style-name="Standard">System.out.println("Enter BT for process "+(i+1));</text:p>
      <text:p text:style-name="Standard">BT[i]=sc.nextInt();</text:p>
      <text:p text:style-name="Standard">}</text:p>
      <text:p text:style-name="Standard">for(int i=0;i&lt;n;i++)</text:p>
      <text:p text:style-name="Standard">{</text:p>
      <text:p text:style-name="Standard">WT[i]=0; <text:s/>TAT[i]=0;</text:p>
      <text:p text:style-name="Standard">}</text:p>
      <text:p text:style-name="Standard">int temp;</text:p>
      <text:p text:style-name="Standard">for(int i=0;i&lt;n;i++)</text:p>
      <text:p text:style-name="Standard">{</text:p>
      <text:p text:style-name="Standard">for(int j=0;j&lt;n-1;j++)</text:p>
      <text:p text:style-name="Standard">{</text:p>
      <text:p text:style-name="Standard">if(BT[j]&gt;BT[j+1]) <text:s text:c="3"/></text:p>
      <text:p text:style-name="Standard">{</text:p>
      <text:p text:style-name="Standard">temp=BT[j];</text:p>
      <text:p text:style-name="Standard">BT[j]=BT[j+1];</text:p>
      <text:p text:style-name="Standard">BT[j+1]=temp;</text:p>
      <text:p text:style-name="Standard">temp=WT[j];</text:p>
      <text:p text:style-name="Standard">WT[j]=WT[j+1];</text:p>
      <text:p text:style-name="Standard">WT[j+1]=temp;</text:p>
      <text:p text:style-name="Standard">}</text:p>
      <text:p text:style-name="Standard">}</text:p>
      <text:p text:style-name="Standard">}</text:p>
      <text:p text:style-name="Standard">for(int<text:s/>i=0;i&lt;n;i++)</text:p>
      <text:p text:style-name="Standard">{</text:p>
      <text:p text:style-name="Standard">TAT[i]=BT[i]+WT[i];</text:p>
      <text:p text:style-name="Standard">WT[i+1]=TAT[i];</text:p>
      <text:p text:style-name="Standard">}</text:p>
      <text:p text:style-name="Standard">TAT[n]=WT[n]+BT[n];</text:p>
      <text:p text:style-name="Standard">System.out.println("PROCESS <text:s text:c="2"/>BT <text:s text:c="5"/>WT <text:s text:c="5"/>TAT <text:s text:c="4"/>");</text:p>
      <text:p text:style-name="Standard">for(int i=0;i&lt;n;i++)</text:p>
      <text:p text:style-name="Standard">System.out.println(" <text:s/>"+ i + " <text:s text:c="2"/>"+BT[i]+" <text:s text:c="2"/>"+WT[i]+" <text:s/>"+TAT[i]);</text:p>
      <text:p text:style-name="Standard">for(int j=0;j&lt;n;j++) AWT+=WT[j];</text:p>
      <text:p text:style-name="Standard">AWT=AWT/n;</text:p>
      <text:p text:style-name="Standard">System.out.println("***************");</text:p>
      <text:p text:style-name="Standard">System.out.println("AVG WAITNG TIME" +AWT+ "***************");</text:p>
      <text:soft-page-break/>
      <text:p text:style-name="Standard">}</text:p>
      <text:p text:style-name="Standard">}</text:p>
      <text:p text:style-name="Standard"/>
      <text:p text:style-name="Standard"/>
      <text:p text:style-name="Standard">Program for FCFS:</text:p>
      <text:p text:style-name="Standard"/>
      <text:p text:style-name="Standard">package org.cloudbus.cloudsim.examples;</text:p>
      <text:p text:style-name="Standard">import java.io. * ;</text:p>
      <text:p text:style-name="Standard">import java.text.DecimalFormat;</text:p>
      <text:p text:style-name="Standard">import java.util.ArrayList;</text:p>
      <text:p text:style-name="Standard">import java.util.Calendar;</text:p>
      <text:p text:style-name="Standard">import java.util.LinkedList;</text:p>
      <text:p text:style-name="Standard">import java.util.List;</text:p>
      <text:p text:style-name="Standard"/>
      <text:p text:style-name="Standard">import org.cloudbus.cloudsim.Cloudlet;</text:p>
      <text:p text:style-name="Standard">import org.cloudbus.cloudsim.CloudletSchedulerTimeShared;</text:p>
      <text:p text:style-name="Standard">import<text:s/>org.cloudbus.cloudsim.Datacenter;</text:p>
      <text:p text:style-name="Standard">import org.cloudbus.cloudsim.DatacenterBroker;</text:p>
      <text:p text:style-name="Standard">import org.cloudbus.cloudsim.DatacenterCharacteristics;</text:p>
      <text:p text:style-name="Standard">import org.cloudbus.cloudsim.Host;</text:p>
      <text:p text:style-name="Standard">import org.cloudbus.cloudsim.Log;</text:p>
      <text:p text:style-name="Standard">import<text:s/>org.cloudbus.cloudsim.Pe;</text:p>
      <text:p text:style-name="Standard">import org.cloudbus.cloudsim.Storage;</text:p>
      <text:p text:style-name="Standard">import org.cloudbus.cloudsim.UtilizationModel;</text:p>
      <text:p text:style-name="Standard">import org.cloudbus.cloudsim.UtilizationModelFull;</text:p>
      <text:p text:style-name="Standard">import org.cloudbus.cloudsim.Vm;</text:p>
      <text:p text:style-name="Standard">import org.cloudbus.cloudsim.VmAllocationPolicySimple;</text:p>
      <text:p text:style-name="Standard">import org.cloudbus.cloudsim.VmSchedulerTimeShared;</text:p>
      <text:p text:style-name="Standard">import org.cloudbus.cloudsim.core.CloudSim;</text:p>
      <text:p text:style-name="Standard">import org.cloudbus.cloudsim.provisioners.BwProvisionerSimple;</text:p>
      <text:p text:style-name="Standard">import org.cloudbus.cloudsim.provisioners.PeProvisionerSimple;</text:p>
      <text:p text:style-name="Standard">import org.cloudbus.cloudsim.provisioners.RamProvisionerSimple;</text:p>
      <text:p text:style-name="Standard"/>
      <text:p text:style-name="Standard">public class Fcfs {</text:p>
      <text:p text:style-name="Standard">public static void main(String args[]) throws Exception {</text:p>
      <text:p text:style-name="Standard">int n,</text:p>
      <text:p text:style-name="Standard">AT[],</text:p>
      <text:p text:style-name="Standard">BT[],</text:p>
      <text:p text:style-name="Standard">WT[],</text:p>
      <text:p text:style-name="Standard">TAT[];</text:p>
      <text:p text:style-name="Standard">float AWT = 0;</text:p>
      <text:p text:style-name="Standard">InputStreamReader isr = new InputStreamReader(System. in );</text:p>
      <text:p text:style-name="Standard">BufferedReader br = new BufferedReader(isr);</text:p>
      <text:p text:style-name="Standard">System.out.println("Enter no of process");</text:p>
      <text:p text:style-name="Standard">n = Integer.parseInt(br.readLine());</text:p>
      <text:p text:style-name="Standard">BT = new int[n];</text:p>
      <text:p text:style-name="Standard">WT = new int[n];</text:p>
      <text:p text:style-name="Standard">TAT = new int[n];</text:p>
      <text:p text:style-name="Standard">AT = new int[n];</text:p>
      <text:p text:style-name="Standard">System.out.println("Enter Burst time for each process\n******************************");</text:p>
      <text:p text:style-name="Standard">for (int i = 0; i &lt; n; i++) {</text:p>
      <text:p text:style-name="Standard">System.out.println("Enter BT for process " + (i + 1));</text:p>
      <text:soft-page-break/>
      <text:p text:style-name="Standard">BT[i] = Integer.parseInt(br.readLine());</text:p>
      <text:p text:style-name="Standard">}</text:p>
      <text:p text:style-name="Standard">System.out.println("***********************************************");</text:p>
      <text:p text:style-name="Standard">for (int i = 0; i<text:s/>&lt; n; i++) {</text:p>
      <text:p text:style-name="Standard">System.out.println("Enter AT for process" + i);</text:p>
      <text:p text:style-name="Standard">AT[i] = Integer.parseInt(br.readLine());</text:p>
      <text:p text:style-name="Standard">}</text:p>
      <text:p text:style-name="Standard">System.out.println("***********************************************");</text:p>
      <text:p text:style-name="Standard">WT[0] = 0;</text:p>
      <text:p text:style-name="Standard">for (int i = 1; i &lt; n; i++) {</text:p>
      <text:p text:style-name="Standard">WT[i] = WT[i - 1] + BT[i - 1];</text:p>
      <text:p text:style-name="Standard">WT[i] = WT[i] - AT[i];</text:p>
      <text:p text:style-name="Standard">}</text:p>
      <text:p text:style-name="Standard">for (int i = 0; i &lt; n; i++) {</text:p>
      <text:p text:style-name="Standard">TAT[i] = WT[i] + BT[i];</text:p>
      <text:p text:style-name="Standard">AWT = AWT + WT[i];</text:p>
      <text:p text:style-name="Standard">}</text:p>
      <text:p text:style-name="Standard">System.out.println(" PROCESS BT WT TAT ");</text:p>
      <text:p text:style-name="Standard">for (int i = 0; i &lt; n; i++) {</text:p>
      <text:p text:style-name="Standard">System.out.println(" " + i + " " + BT[i] + " " + WT[i] + " " +<text:s/>TAT[i]);</text:p>
      <text:p text:style-name="Standard">}</text:p>
      <text:p text:style-name="Standard">AWT = AWT / n;</text:p>
      <text:p text:style-name="Standard">System.out.println("***********************************************");</text:p>
      <text:p text:style-name="Standard">System.out.println("Avg waiting time=" + AWT + "\n***********************************************");</text:p>
      <text:p text:style-name="Standard">}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ranjana</meta:initial-creator>
    <dc:creator>Niranjana Suresh babu</dc:creator>
    <meta:creation-date>2020-11-08T09:47:00Z</meta:creation-date>
    <dc:date>2020-11-08T09:47:00Z</dc:date>
    <meta:template xlink:href="Normal" xlink:type="simple"/>
    <meta:editing-cycles>2</meta:editing-cycles>
    <meta:editing-duration>PT0S</meta:editing-duration>
    <meta:document-statistic meta:page-count="5" meta:paragraph-count="13" meta:word-count="995" meta:character-count="6654" meta:row-count="47" meta:non-whitespace-character-count="5672"/>
  </office:meta>
</office:document-meta>
</file>